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MMI10" svg:font-family="CMMI10"/>
    <style:font-face style:name="CMR10" svg:font-family="CMR10"/>
    <style:font-face style:name="CMSY10" svg:font-family="CMSY10"/>
    <style:font-face style:name="SFBX0900" svg:font-family="SFBX0900"/>
    <style:font-face style:name="SFBX1728" svg:font-family="SFBX1728"/>
    <style:font-face style:name="SFCC1095" svg:font-family="SFCC1095"/>
    <style:font-face style:name="SFRM0600" svg:font-family="SFRM0600"/>
    <style:font-face style:name="SFRM0900" svg:font-family="SFRM0900"/>
    <style:font-face style:name="SFRM1095" svg:font-family="SFRM1095"/>
    <style:font-face style:name="SFSS1095" svg:font-family="SFSS1095"/>
    <style:font-face style:name="SFSX1440" svg:font-family="SFSX1440"/>
    <style:font-face style:name="SFSX2074" svg:font-family="SFSX2074"/>
    <style:font-face style:name="SFTI0900" svg:font-family="SFTI0900"/>
    <style:font-face style:name="SFTI1095" svg:font-family="SFTI1095"/>
    <style:font-face style:name="StarSymbol"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Arial" fo:font-size="11pt" fo:language="en" fo:country="US" style:font-name-asian="SFSX2074" style:font-size-asian="11pt" style:font-name-complex="SFSX2074" style:font-size-complex="11pt"/>
    </style:style>
    <style:style style:name="P2" style:family="paragraph" style:parent-style-name="Standard">
      <style:paragraph-properties fo:text-align="center" style:justify-single-word="false" style:text-autospace="none"/>
      <style:text-properties style:font-name="Arial" fo:font-size="11pt" fo:language="en" fo:country="US" style:font-name-asian="SFSX2074" style:font-size-asian="11pt" style:font-name-complex="SFSX2074" style:font-size-complex="11pt"/>
    </style:style>
    <style:style style:name="P3" style:family="paragraph" style:parent-style-name="Standard">
      <style:paragraph-properties fo:text-align="start" style:justify-single-word="false" style:text-autospace="none"/>
      <style:text-properties style:font-name="Arial" fo:font-size="11pt" fo:language="en" fo:country="US" style:font-name-asian="SFSX1440" style:font-size-asian="11pt" style:font-name-complex="SFSX1440" style:font-size-complex="11pt"/>
    </style:style>
    <style:style style:name="P4" style:family="paragraph" style:parent-style-name="Standard">
      <style:paragraph-properties fo:text-align="start" style:justify-single-word="false" style:text-autospace="none"/>
      <style:text-properties style:font-name="Arial" fo:font-size="11pt" fo:language="en" fo:country="US" style:font-name-asian="SFRM1095" style:font-size-asian="11pt" style:font-name-complex="SFRM1095" style:font-size-complex="11pt"/>
    </style:style>
    <style:style style:name="P5" style:family="paragraph" style:parent-style-name="Standard">
      <style:paragraph-properties fo:text-align="justify" style:justify-single-word="false" style:text-autospace="none"/>
      <style:text-properties style:font-name="Arial" fo:font-size="11pt" fo:language="en" fo:country="US" style:font-name-asian="SFRM1095" style:font-size-asian="11pt" style:font-name-complex="SFRM1095" style:font-size-complex="11pt"/>
    </style:style>
    <style:style style:name="P6" style:family="paragraph" style:parent-style-name="Standard">
      <style:paragraph-properties fo:text-align="start" style:justify-single-word="false" style:text-autospace="none"/>
      <style:text-properties style:font-name="Arial" fo:font-size="11pt" fo:language="en" fo:country="US" style:font-name-asian="SFRM0900" style:font-size-asian="11pt" style:font-name-complex="SFRM0900" style:font-size-complex="11pt"/>
    </style:style>
    <style:style style:name="P7" style:family="paragraph" style:parent-style-name="Standard">
      <style:paragraph-properties fo:text-align="start" style:justify-single-word="false" style:text-autospace="none"/>
      <style:text-properties style:font-name="Arial" fo:font-size="11pt" fo:language="en" fo:country="US" style:font-name-asian="SFSS1095" style:font-size-asian="11pt" style:font-name-complex="SFSS1095" style:font-size-complex="11pt"/>
    </style:style>
    <style:style style:name="P8" style:family="paragraph" style:parent-style-name="Standard">
      <style:paragraph-properties fo:text-align="start" style:justify-single-word="false" style:text-autospace="none"/>
      <style:text-properties style:font-name="Courier New" fo:font-size="11pt" fo:language="en" fo:country="US" style:font-name-asian="SFRM0900" style:font-size-asian="11pt" style:font-name-complex="SFRM0900" style:font-size-complex="11pt"/>
    </style:style>
    <style:style style:name="P9" style:family="paragraph" style:parent-style-name="Standard">
      <style:paragraph-properties fo:text-align="start" style:justify-single-word="false" style:text-autospace="none"/>
      <style:text-properties style:font-name="Courier New" fo:font-size="11pt" fo:language="en" fo:country="US" style:font-name-asian="SFSX2074" style:font-size-asian="11pt" style:font-name-complex="SFSX2074" style:font-size-complex="11pt"/>
    </style:style>
    <style:style style:name="P10" style:family="paragraph" style:parent-style-name="Standard">
      <style:paragraph-properties fo:text-align="start" style:justify-single-word="false" style:text-autospace="none"/>
      <style:text-properties style:font-name="Courier New" fo:font-size="11pt" fo:language="en" fo:country="US" style:font-name-asian="SFSS1095" style:font-size-asian="11pt" style:font-name-complex="SFSS1095" style:font-size-complex="11pt"/>
    </style:style>
    <style:style style:name="P11" style:family="paragraph" style:parent-style-name="Standard">
      <style:paragraph-properties fo:text-align="start" style:justify-single-word="false" style:text-autospace="none"/>
      <style:text-properties style:font-name="Courier New" fo:font-size="11pt" fo:language="en" fo:country="US" style:font-name-asian="SFRM1095" style:font-size-asian="11pt" style:font-name-complex="SFRM1095" style:font-size-complex="11pt"/>
    </style:style>
    <style:style style:name="P12" style:family="paragraph" style:parent-style-name="Standard">
      <style:paragraph-properties fo:text-align="start" style:justify-single-word="false" style:text-autospace="none"/>
      <style:text-properties style:font-name="Courier New" fo:font-size="11pt" fo:language="en" fo:country="US" style:font-name-asian="SFTI1095" style:font-size-asian="11pt" style:font-name-complex="SFTI1095" style:font-size-complex="11pt"/>
    </style:style>
    <style:style style:name="P13" style:family="paragraph" style:parent-style-name="Standard">
      <style:paragraph-properties fo:orphans="0" fo:widows="0"/>
      <style:text-properties fo:language="en" fo:country="US"/>
    </style:style>
    <style:style style:name="P14" style:family="paragraph" style:parent-style-name="Standard">
      <style:paragraph-properties fo:text-align="start" style:justify-single-word="false" style:text-autospace="none"/>
      <style:text-properties fo:language="en" fo:country="US"/>
    </style:style>
    <style:style style:name="P15" style:family="paragraph" style:parent-style-name="Standard">
      <style:paragraph-properties fo:text-align="start" style:justify-single-word="false" style:text-autospace="none"/>
      <style:text-properties fo:language="en" fo:country="US" style:text-underline-style="solid" style:text-underline-width="auto" style:text-underline-color="font-color"/>
    </style:style>
    <style:style style:name="P16" style:family="paragraph" style:parent-style-name="Standard">
      <style:paragraph-properties fo:text-align="start" style:justify-single-word="false" fo:padding-left="0cm" fo:padding-right="0cm" fo:padding-top="0cm" fo:padding-bottom="0.035cm" fo:border-left="none" fo:border-right="none" fo:border-top="none" fo:border-bottom="0.06pt solid #000000" style:text-autospace="none"/>
      <style:text-properties style:font-name="Arial" fo:font-size="11pt" fo:language="en" fo:country="US" style:font-name-asian="SFRM1095" style:font-size-asian="11pt" style:font-name-complex="SFRM1095" style:font-size-complex="11pt"/>
    </style:style>
    <style:style style:name="P17" style:family="paragraph" style:parent-style-name="Standard">
      <style:paragraph-properties fo:padding-left="0cm" fo:padding-right="0cm" fo:padding-top="0cm" fo:padding-bottom="0.035cm" fo:border-left="none" fo:border-right="none" fo:border-top="none" fo:border-bottom="0.06pt solid #000000"/>
      <style:text-properties style:font-name="Arial" fo:language="en" fo:country="US" fo:font-weight="bold" style:font-weight-asian="bold" style:font-name-complex="Arial" style:font-weight-complex="bold"/>
    </style:style>
    <style:style style:name="P18" style:family="paragraph" style:parent-style-name="Standard">
      <style:paragraph-properties fo:padding-left="0cm" fo:padding-right="0cm" fo:padding-top="0cm" fo:padding-bottom="0.035cm" fo:border-left="none" fo:border-right="none" fo:border-top="none" fo:border-bottom="0.06pt solid #000000"/>
      <style:text-properties fo:font-size="12pt" fo:language="en" fo:country="US" style:font-size-asian="12pt" style:font-size-complex="12pt"/>
    </style:style>
    <style:style style:name="P19" style:family="paragraph" style:parent-style-name="Standard">
      <style:paragraph-properties fo:padding-left="0cm" fo:padding-right="0cm" fo:padding-top="0cm" fo:padding-bottom="0.035cm" fo:border-left="none" fo:border-right="none" fo:border-top="none" fo:border-bottom="0.06pt solid #000000"/>
      <style:text-properties fo:font-size="11pt" fo:language="en" fo:country="US" style:font-size-asian="11pt" style:font-size-complex="11pt"/>
    </style:style>
    <style:style style:name="P20" style:family="paragraph" style:parent-style-name="Standard">
      <style:paragraph-properties fo:margin-left="0.979cm" fo:margin-right="1.879cm" fo:text-align="start" style:justify-single-word="false" fo:text-indent="0cm" style:auto-text-indent="false" style:text-autospace="none"/>
      <style:text-properties style:font-name="Arial" fo:font-size="11pt" fo:language="en" fo:country="US" style:font-name-asian="SFRM1095" style:font-size-asian="11pt" style:font-name-complex="SFRM1095" style:font-size-complex="11pt"/>
    </style:style>
    <style:style style:name="P21" style:family="paragraph" style:parent-style-name="Standard">
      <style:paragraph-properties fo:margin-left="0.979cm" fo:margin-right="1.931cm" fo:text-align="start" style:justify-single-word="false" fo:text-indent="0cm" style:auto-text-indent="false" style:text-autospace="none"/>
      <style:text-properties style:font-name="Arial" fo:font-size="11pt" fo:language="en" fo:country="US" style:font-name-asian="SFRM1095" style:font-size-asian="11pt" style:font-name-complex="SFRM1095" style:font-size-complex="11pt"/>
    </style:style>
    <style:style style:name="P22" style:family="paragraph" style:parent-style-name="BodyText">
      <style:paragraph-properties fo:text-align="start" style:justify-single-word="false" style:text-autospace="none"/>
      <style:text-properties style:font-name="Arial" fo:font-size="11pt" fo:language="en" fo:country="US" style:font-name-asian="SFRM1095" style:font-size-asian="11pt" style:font-name-complex="SFRM1095" style:font-size-complex="11pt"/>
    </style:style>
    <style:style style:name="P23" style:family="paragraph" style:parent-style-name="BodyText">
      <style:text-properties fo:language="en" fo:country="US"/>
    </style:style>
    <style:style style:name="P24" style:family="paragraph" style:parent-style-name="BodyText">
      <style:text-properties style:font-name="Courier New1" fo:language="en" fo:country="US" style:font-name-complex="Courier New1"/>
    </style:style>
    <style:style style:name="P25" style:family="paragraph" style:parent-style-name="BodyText">
      <style:paragraph-properties fo:margin-left="0.635cm" fo:margin-right="0cm" fo:text-indent="0cm" style:auto-text-indent="false"/>
    </style:style>
    <style:style style:name="P26" style:family="paragraph" style:parent-style-name="BodyText">
      <style:paragraph-properties fo:margin-left="0.635cm" fo:margin-right="0cm" fo:text-indent="0cm" style:auto-text-indent="false"/>
      <style:text-properties fo:language="en" fo:country="US"/>
    </style:style>
    <style:style style:name="P27" style:family="paragraph" style:parent-style-name="BodyText">
      <style:paragraph-properties fo:margin-left="0.635cm" fo:margin-right="0cm" fo:text-indent="0cm" style:auto-text-indent="false"/>
      <style:text-properties fo:language="en" fo:country="US" fo:font-style="italic" style:font-style-asian="italic" style:font-style-complex="italic"/>
    </style:style>
    <style:style style:name="P28" style:family="paragraph" style:parent-style-name="BodyText">
      <style:paragraph-properties fo:margin-left="0.635cm" fo:margin-right="0cm" fo:text-indent="0cm" style:auto-text-indent="false"/>
      <style:text-properties fo:language="en" fo:country="US" fo:font-style="normal" style:font-style-asian="normal" style:font-style-complex="normal"/>
    </style:style>
    <style:style style:name="P29" style:family="paragraph" style:parent-style-name="Code_20_Example_20_1">
      <style:text-properties fo:language="en" fo:country="US"/>
    </style:style>
    <style:style style:name="P30" style:family="paragraph" style:parent-style-name="DescContinue_20_2">
      <style:text-properties fo:language="en" fo:country="US"/>
    </style:style>
    <style:style style:name="P31" style:family="paragraph" style:parent-style-name="List_20_Continue_20_1">
      <style:text-properties fo:language="en" fo:country="US"/>
    </style:style>
    <style:style style:name="P32" style:family="paragraph" style:parent-style-name="List_20_Continue_20_1">
      <style:text-properties fo:language="en" fo:country="US" fo:font-weight="bold" style:font-weight-asian="bold" style:font-weight-complex="bold"/>
    </style:style>
    <style:style style:name="P33" style:family="paragraph" style:parent-style-name="Text_20_body">
      <style:text-properties fo:language="en" fo:country="US"/>
    </style:style>
    <style:style style:name="P34" style:family="paragraph" style:parent-style-name="Text_20_body">
      <style:text-properties fo:language="en" fo:country="US" style:text-underline-style="solid" style:text-underline-width="auto" style:text-underline-color="font-color"/>
    </style:style>
    <style:style style:name="P35" style:family="paragraph" style:parent-style-name="Text_20_body">
      <style:paragraph-properties fo:margin-left="0.97cm" fo:margin-right="1.743cm" fo:text-indent="0cm" style:auto-text-indent="false"/>
      <style:text-properties fo:language="en" fo:country="US"/>
    </style:style>
    <style:style style:name="P36" style:family="paragraph" style:parent-style-name="Text_20_body">
      <style:paragraph-properties fo:margin-left="0.97cm" fo:margin-right="1.764cm" fo:text-indent="0cm" style:auto-text-indent="false"/>
      <style:text-properties fo:language="en" fo:country="US"/>
    </style:style>
    <style:style style:name="P37" style:family="paragraph" style:parent-style-name="Text_20_body">
      <style:paragraph-properties fo:margin-left="0.75cm" fo:margin-right="0cm" fo:text-indent="-0.728cm" style:auto-text-indent="false">
        <style:tab-stops/>
      </style:paragraph-properties>
      <style:text-properties style:font-name="Times New Roman"/>
    </style:style>
    <style:style style:name="P38" style:family="paragraph" style:parent-style-name="Text_20_body">
      <style:paragraph-properties fo:margin-left="0.773cm" fo:margin-right="0cm" fo:text-indent="-0.773cm" style:auto-text-indent="false">
        <style:tab-stops/>
      </style:paragraph-properties>
    </style:style>
    <style:style style:name="P39" style:family="paragraph" style:parent-style-name="Text_20_body">
      <style:paragraph-properties fo:margin-left="0cm" fo:margin-right="0cm" fo:text-align="start" style:justify-single-word="false" fo:text-indent="0cm" style:auto-text-indent="false"/>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P40" style:family="paragraph" style:parent-style-name="Standard">
      <style:paragraph-properties fo:text-align="center" style:justify-single-word="false" style:text-autospace="none"/>
      <style:text-properties style:font-name="Arial" fo:font-size="11pt" fo:language="en" fo:country="US" officeooo:paragraph-rsid="001aba2a" style:font-name-asian="SFSX2074" style:font-size-asian="11pt" style:font-name-complex="SFSX2074" style:font-size-complex="11pt"/>
    </style:style>
    <style:style style:name="P41" style:family="paragraph" style:parent-style-name="List_20_Bullet_20_1">
      <style:text-properties fo:language="en" fo:country="US"/>
    </style:style>
    <style:style style:name="P42" style:family="paragraph" style:parent-style-name="List_20_Bullet_20_1">
      <style:text-properties fo:language="en" fo:country="US" fo:font-weight="bold" style:font-weight-asian="bold" style:font-weight-complex="bold"/>
    </style:style>
    <style:style style:name="P43" style:family="paragraph" style:parent-style-name="Heading_20_1">
      <style:paragraph-properties fo:text-align="center" style:justify-single-word="false"/>
      <style:text-properties fo:language="en" fo:country="US"/>
    </style:style>
    <style:style style:name="P44" style:family="paragraph" style:parent-style-name="Text_20_body" style:list-style-name="L2">
      <style:text-properties fo:language="en" fo:country="US"/>
    </style:style>
    <style:style style:name="P45" style:family="paragraph" style:parent-style-name="Text_20_body" style:list-style-name="L3">
      <style:text-properties fo:language="en" fo:country="US"/>
    </style:style>
    <style:style style:name="P46" style:family="paragraph" style:parent-style-name="List_20_Bullet_20_0">
      <style:text-properties fo:language="en" fo:country="US"/>
    </style:style>
    <style:style style:name="P47" style:family="paragraph" style:parent-style-name="List_20_Bullet_20_0" style:list-style-name="WW8Num4">
      <style:text-properties fo:language="en" fo:country="US"/>
    </style:style>
    <style:style style:name="P48" style:family="paragraph" style:parent-style-name="List_20_Bullet_20_0">
      <style:paragraph-properties fo:text-align="start" style:justify-single-word="false"/>
      <style:text-properties fo:language="en" fo:country="US"/>
    </style:style>
    <style:style style:name="P49" style:family="paragraph" style:parent-style-name="List_20_Bullet_20_0" style:list-style-name="WW8Num4">
      <style:paragraph-properties fo:text-align="start" style:justify-single-word="false"/>
      <style:text-properties fo:language="en" fo:country="US"/>
    </style:style>
    <style:style style:name="P50" style:family="paragraph" style:parent-style-name="Heading_20_2">
      <style:text-properties fo:language="en" fo:country="US"/>
    </style:style>
    <style:style style:name="P51" style:family="paragraph" style:parent-style-name="Heading_20_2">
      <style:paragraph-properties fo:break-before="page"/>
      <style:text-properties fo:language="en" fo:country="US"/>
    </style:style>
    <style:style style:name="P52" style:family="paragraph" style:parent-style-name="Heading_20_2">
      <style:paragraph-properties fo:text-align="start" style:justify-single-word="false" fo:break-before="page" style:text-autospace="none"/>
      <style:text-properties style:font-name="Arial" fo:font-size="11pt" fo:language="en" fo:country="US" style:font-name-asian="SFRM1095" style:font-size-asian="11pt" style:font-name-complex="SFRM1095" style:font-size-complex="11pt"/>
    </style:style>
    <style:style style:name="P53" style:family="paragraph" style:parent-style-name="Heading_20_3">
      <style:text-properties fo:language="en" fo:country="US"/>
    </style:style>
    <style:style style:name="P54" style:family="paragraph" style:parent-style-name="Heading_20_3">
      <style:paragraph-properties fo:margin-left="0cm" fo:margin-right="0cm" fo:text-align="start" style:justify-single-word="false" fo:text-indent="0cm" style:auto-text-indent="false"/>
      <style:text-properties fo:language="en" fo:country="US"/>
    </style:style>
    <style:style style:name="P55" style:family="paragraph" style:parent-style-name="Heading_20_4">
      <style:text-properties fo:language="en" fo:country="US"/>
    </style:style>
    <style:style style:name="T1" style:family="text">
      <style:text-properties style:font-name-asian="SFRM1095" style:font-name-complex="SFRM1095"/>
    </style:style>
    <style:style style:name="T2" style:family="text">
      <style:text-properties style:font-name-asian="SFTI1095" style:font-name-complex="SFTI1095"/>
    </style:style>
    <style:style style:name="T3" style:family="text">
      <style:text-properties style:font-name-asian="CMSY10" style:font-name-complex="CMSY10"/>
    </style:style>
    <style:style style:name="T4" style:family="text">
      <style:text-properties style:font-name-asian="CMR10" style:font-name-complex="CMR10"/>
    </style:style>
    <style:style style:name="T5" style:family="text">
      <style:text-properties style:font-name-asian="SFSS1095" style:font-name-complex="SFSS1095"/>
    </style:style>
    <style:style style:name="T6" style:family="text">
      <style:text-properties style:font-name-asian="SFBX0900" style:font-name-complex="SFBX0900"/>
    </style:style>
    <style:style style:name="T7" style:family="text">
      <style:text-properties style:font-name-asian="SFRM0900" style:font-name-complex="SFRM0900"/>
    </style:style>
    <style:style style:name="T8" style:family="text">
      <style:text-properties style:font-name-asian="SFRM0600" style:font-name-complex="SFRM0600"/>
    </style:style>
    <style:style style:name="T9" style:family="text">
      <style:text-properties style:font-name-asian="CMMI10" style:font-name-complex="CMMI10"/>
    </style:style>
    <style:style style:name="T10" style:family="text">
      <style:text-properties style:font-name-asian="SFTI0900" style:font-name-complex="SFTI0900"/>
    </style:style>
    <style:style style:name="T11" style:family="text">
      <style:text-properties fo:font-style="italic" style:font-name-asian="SFTI1095" style:font-style-asian="italic" style:font-name-complex="SFTI1095" style:font-style-complex="italic"/>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style:font-name-asian="SFRM1095" style:font-name-complex="SFRM1095"/>
    </style:style>
    <style:style style:name="T16" style:family="text">
      <style:text-properties style:font-name="Courier New"/>
    </style:style>
    <style:style style:name="T17" style:family="text">
      <style:text-properties style:font-name="Courier New" style:font-name-asian="SFSS1095" style:font-name-complex="SFSS1095"/>
    </style:style>
    <style:style style:name="T18" style:family="text">
      <style:text-properties style:font-name="Courier New" fo:font-style="italic" style:font-name-asian="SFSS1095" style:font-style-asian="italic" style:font-name-complex="SFSS1095" style:font-style-complex="italic"/>
    </style:style>
    <style:style style:name="T19" style:family="text">
      <style:text-properties style:font-name="Courier New1" style:font-name-complex="Courier New1"/>
    </style:style>
    <style:style style:name="T20" style:family="text">
      <style:text-properties fo:font-weight="bold" style:font-weight-asian="bold" style:font-weight-complex="bold"/>
    </style:style>
    <style:style style:name="T21" style:family="text">
      <style:text-properties style:font-name="Times New Roman" fo:font-style="italic" style:font-style-asian="italic" style:font-style-complex="italic"/>
    </style:style>
    <style:style style:name="T22" style:family="text">
      <style:text-properties style:font-name="Times New Roman" fo:font-size="11pt" fo:language="en" fo:country="US" fo:font-style="italic" style:font-name-asian="SFBX1728" style:font-size-asian="11pt" style:font-style-asian="italic" style:font-name-complex="SFBX1728" style:font-size-complex="11pt" style:font-style-complex="italic"/>
    </style:style>
    <style:style style:name="T23" style:family="text">
      <style:text-properties style:font-name="Times New Roman" fo:font-size="11pt" style:font-name-asian="SFBX1728" style:font-size-asian="11pt" style:font-name-complex="SFBX1728" style:font-size-complex="11pt"/>
    </style:style>
    <style:style style:name="T24" style:family="text">
      <style:text-properties style:font-name="Times New Roman" fo:font-size="11pt" style:font-name-asian="SFRM1095" style:font-size-asian="11pt" style:font-name-complex="SFRM1095" style:font-size-complex="11pt"/>
    </style:style>
    <style:style style:name="T25" style:family="text">
      <style:text-properties style:font-name="Times New Roman" fo:font-size="11pt" officeooo:rsid="003d0589" style:font-name-asian="SFRM1095" style:font-size-asian="11pt" style:font-name-complex="SFRM1095" style:font-size-complex="11pt"/>
    </style:style>
    <style:style style:name="T26" style:family="text">
      <style:text-properties style:font-name="Times New Roman" fo:font-size="11pt" fo:font-style="italic" style:font-size-asian="11pt" style:font-style-asian="italic" style:font-size-complex="11pt" style:font-style-complex="italic"/>
    </style:style>
    <style:style style:name="T27" style:family="text">
      <style:text-properties style:font-name="Times New Roman" fo:font-size="11pt" fo:font-style="italic" style:font-name-asian="SFBX1728" style:font-size-asian="11pt" style:font-style-asian="italic" style:font-name-complex="SFBX1728" style:font-size-complex="11pt" style:font-style-complex="italic"/>
    </style:style>
    <style:style style:name="T28" style:family="text">
      <style:text-properties style:text-position="sub 58%" style:font-name="Times New Roman" fo:font-style="italic" style:font-style-asian="italic" style:font-style-complex="italic"/>
    </style:style>
    <style:style style:name="T29" style:family="text">
      <style:text-properties style:text-position="sub 58%" fo:font-style="italic" style:font-style-asian="italic" style:font-style-complex="italic"/>
    </style:style>
    <style:style style:name="T30" style:family="text">
      <style:text-properties style:font-name="Arial" fo:font-size="11pt" style:font-name-asian="SFRM1095" style:font-size-asian="11pt" style:font-name-complex="SFRM1095" style:font-size-complex="11pt"/>
    </style:style>
    <style:style style:name="T31" style:family="text">
      <style:text-properties style:font-name="Wingdings" style:font-name-asian="Wingdings" style:font-name-complex="Wingdings"/>
    </style:style>
    <style:style style:name="T32" style:family="text">
      <style:text-properties fo:font-size="11pt" style:font-name-asian="SFRM1095" style:font-size-asian="11pt" style:font-name-complex="SFRM1095" style:font-size-complex="11pt"/>
    </style:style>
    <style:style style:name="T33" style:family="text">
      <style:text-properties fo:font-size="11pt" officeooo:rsid="003a8a7c" style:font-name-asian="SFRM1095" style:font-size-asian="11pt" style:font-name-complex="SFRM1095" style:font-size-complex="11pt"/>
    </style:style>
    <style:style style:name="T34" style:family="text">
      <style:text-properties fo:font-size="11pt" officeooo:rsid="003d0589" style:font-name-asian="SFRM1095" style:font-size-asian="11pt" style:font-name-complex="SFRM1095" style:font-size-complex="11pt"/>
    </style:style>
    <style:style style:name="T35" style:family="text">
      <style:text-properties fo:font-size="11pt" style:font-name-asian="SFCC1095" style:font-size-asian="11pt" style:font-name-complex="SFCC1095" style:font-size-complex="11pt"/>
    </style:style>
    <style:style style:name="T36" style:family="text">
      <style:text-properties fo:font-size="11pt" fo:font-style="italic" style:font-name-asian="SFTI1095" style:font-size-asian="11pt" style:font-style-asian="italic" style:font-name-complex="SFTI1095" style:font-size-complex="11pt" style:font-style-complex="italic"/>
    </style:style>
    <style:style style:name="T37" style:family="text">
      <style:text-properties fo:font-size="11pt" fo:font-style="italic" style:font-name-asian="SFRM1095" style:font-size-asian="11pt" style:font-style-asian="italic" style:font-name-complex="SFRM1095" style:font-size-complex="11pt" style:font-style-complex="italic"/>
    </style:style>
    <style:style style:name="T38" style:family="text">
      <style:text-properties fo:language="en" fo:country="US"/>
    </style:style>
    <style:style style:name="T39" style:family="text">
      <style:text-properties style:text-underline-style="none" style:font-name-asian="SFRM1095" style:font-name-complex="SFRM1095"/>
    </style:style>
    <style:style style:name="T40" style:family="text">
      <style:text-properties fo:font-style="normal" style:font-style-asian="normal" style:font-style-complex="normal"/>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officeooo:rsid="001aba2a"/>
    </style:style>
    <style:style style:name="T44" style:family="text">
      <style:text-properties officeooo:rsid="001bc7e8"/>
    </style:style>
    <style:style style:name="T45" style:family="text">
      <style:text-properties officeooo:rsid="001d29b3"/>
    </style:style>
    <style:style style:name="T46" style:family="text">
      <style:text-properties officeooo:rsid="001facaa"/>
    </style:style>
    <style:style style:name="T47" style:family="text">
      <style:text-properties officeooo:rsid="00224de5"/>
    </style:style>
    <style:style style:name="T48" style:family="text">
      <style:text-properties officeooo:rsid="00239a3c"/>
    </style:style>
    <style:style style:name="T49" style:family="text">
      <style:text-properties officeooo:rsid="00256ca8"/>
    </style:style>
    <style:style style:name="T50" style:family="text">
      <style:text-properties officeooo:rsid="0025f415"/>
    </style:style>
    <style:style style:name="T51" style:family="text">
      <style:text-properties officeooo:rsid="002931f0"/>
    </style:style>
    <style:style style:name="T52" style:family="text">
      <style:text-properties officeooo:rsid="00296678"/>
    </style:style>
    <style:style style:name="T53" style:family="text">
      <style:text-properties officeooo:rsid="002a8623"/>
    </style:style>
    <style:style style:name="T54" style:family="text">
      <style:text-properties officeooo:rsid="002fd0e9"/>
    </style:style>
    <style:style style:name="T55" style:family="text">
      <style:text-properties officeooo:rsid="0031051b"/>
    </style:style>
    <style:style style:name="T56" style:family="text">
      <style:text-properties officeooo:rsid="00330c88"/>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text:span text:style-name="T43">TACLeBench</text:span> Flow Facts Documentation</text:h>
      <text:p text:style-name="P40">(v1.<text:span text:style-name="T43">2</text:span> / <text:span text:style-name="T43">11</text:span>.<text:span text:style-name="T43">9</text:span>.201<text:span text:style-name="T43">3</text:span> / <text:span text:style-name="T43">H</text:span>. <text:span text:style-name="T43">Falk</text:span>) </text:p>
      <text:p text:style-name="P2">(v1.1 / 27.7.2010 / T. Kelter) </text:p>
      <text:p text:style-name="P2">(v1.0 <text:s/>/ 8.8.2008 / R. Pyka) </text:p>
      <text:p text:style-name="P2">Partial translation of Thesis by D. Schulte, 2007 [1]</text:p>
      <text:p text:style-name="P3"/>
      <text:h text:style-name="P50" text:outline-level="2">Definition of Flow Facts </text:h>
      <text:p text:style-name="P14"><text:span text:style-name="T2">Flow Facts have been defined by </text:span><text:span text:style-name="T1">R. Kirner in his Ph.D. Thesis [2] as follows:</text:span></text:p>
      <text:p text:style-name="P14"/>
      <text:p text:style-name="P15">Definition 1:</text:p>
      <text:p text:style-name="P35">Flow facts are meta-information which provide hints about the set of possible control flow paths of a program <text:span text:style-name="T21">P</text:span>. The corresponding set of control flow paths is denoted as<text:span text:style-name="T12"> </text:span><text:span text:style-name="T21">CFP</text:span><text:span text:style-name="T28">ff</text:span><text:span text:style-name="T21">(P)</text:span></text:p>
      <text:p text:style-name="P20"/>
      <text:p text:style-name="P33">Furthermore, Kirner defines two types of flow facts. The first type describes properties which are implicit due to the structure and semantics of the program, the second type of flow facts is explicitly annotated by the user:</text:p>
      <text:p text:style-name="P5"/>
      <text:p text:style-name="P34">Definition 2:</text:p>
      <text:p text:style-name="P36">Flow facts which exist due to the structure and semantics of the program code are called implicit flow facts (<text:span text:style-name="T21">ff</text:span><text:span text:style-name="T28">impl</text:span>). Flow facts which are provided by the user are called annotated flow facts (<text:span text:style-name="T21">ff</text:span><text:span text:style-name="T28">a</text:span>)</text:p>
      <text:p text:style-name="P21"/>
      <text:p text:style-name="P33">The option for user<text:span text:style-name="T44">-</text:span>provided flow facts is important for a precise WCET-analysis, because the implicit flow facts usually have only a limited quality. This is due to the limitations of analysis tools and due to the fact that the control flow of a program depends on the input data, which is not considered in the computation of implicit flow facts. </text:p>
      <text:p text:style-name="P33">There is no clear distinction between <text:span text:style-name="T21">ff</text:span><text:span text:style-name="T28">impl</text:span><text:span text:style-name="T21"> </text:span>and <text:span text:style-name="T21">ff</text:span><text:span text:style-name="T28">a</text:span>. Both sets are not required to be disjoint. The representation of flow facts in <text:span text:style-name="T44">TACLeBench</text:span> is basically the representation of <text:span text:style-name="T21">ff</text:span><text:span text:style-name="T28">a</text:span>. Nevertheless, the flow facts could be generated automatically. <text:span text:style-name="T30"><text:s/></text:span></text:p>
      <text:h text:style-name="P50" text:outline-level="2">Basic aspects of <text:span text:style-name="T45">TACLeBench </text:span>flow facts</text:h>
      <text:p text:style-name="P33">In the current literature, flow fact information is attached to the edges of the control flow graph. With respect to annotated flow facts, this has several disadvantages. Control flow edges are not explicitly expressed in the C program code and are therefore not obvious to the user. The natural way of annotating flow facts in a C program would be to define them in relation to program statements. There are three types of flow facts which <text:span text:style-name="T46">are used to annotate the TACLeBench source codes</text:span>: <text:span text:style-name="T2">Flow restrictions, loop bounds and entry points</text:span>.</text:p>
      <text:h text:style-name="P50" text:outline-level="2">Flow restrictions and Loop bounds</text:h>
      <text:p text:style-name="P33">Flow restrictions allow to express the execution count of one statement in relation to the execution count of other statements. This annotation method would provide sufficient information to express any kind of linear dependency. </text:p>
      <text:p text:style-name="P33">Flow restrictions are expressed in terms of inequations. Each side of an inequation is a weighted sum of execution counts of statements. The operator can be one of the following: less-th<text:span text:style-name="T47">a</text:span>n-equal, equal or greater-than-equal. The semantic<text:span text:style-name="T48">s</text:span> of such an inequation is slightly different from what is expected from regular mathematical inequations. </text:p>
      <text:p text:style-name="P33"><text:soft-page-break/><text:span text:style-name="T14">Example:</text:span> A flow restriction </text:p>
      <text:p text:style-name="P33"><text:tab/><text:span text:style-name="T12">1 * stmt</text:span><text:span text:style-name="T29">1</text:span><text:span text:style-name="T12"> &lt;= 15 * stmt</text:span><text:span text:style-name="T29">2</text:span></text:p>
      <text:p text:style-name="P33">states that one execution of <text:span text:style-name="T12">stmt</text:span><text:span text:style-name="T29">1</text:span> is limited by 15 times the execution count of <text:span text:style-name="T12">stmt</text:span><text:span text:style-name="T29">2</text:span>. The notion becomes more intuitive if <text:span text:style-name="T12">stmt</text:span><text:span text:style-name="T29">1 <text:s/></text:span>and <text:span text:style-name="T12">stmt</text:span><text:span text:style-name="T29">2</text:span> are not considered to be the statements themselves, but variables in an inequation system holding the actual execution count of its corresponding statement. </text:p>
      <text:p text:style-name="P33">Besides the flow restrictions, <text:span text:style-name="T49">TACLeBench uses </text:span>another annotation method. Loop bounds are a simplified method for loop annotation. Loop bounds provide an upper and lower bound for the number of iterations of the annotated loop. </text:p>
      <text:h text:style-name="P50" text:outline-level="2">Entry points</text:h>
      <text:p text:style-name="P33">Entry points denote points in <text:span text:style-name="T50">a program's control flow graph</text:span> <text:span text:style-name="T50">(</text:span>CFG<text:span text:style-name="T50">)</text:span> where the control flow may start. Typically, this is the “main” function of the program, but in a (possibly interrupt-driven) multi-task system, there may be multiple entry points in a single set of source files. These entry points may even share some common code. <text:span text:style-name="T51">In order to express such task entries</text:span>, each function <text:span text:style-name="T52">of a multi-task application where a task begins </text:span>can be marked as an entry point.</text:p>
      <text:h text:style-name="P50" text:outline-level="2">Specification of flow facts in the source code</text:h>
      <text:p text:style-name="P33">According to the previous section, flow facts <text:span text:style-name="T53">are </text:span>attached to program statements. <text:span text:style-name="T53">TACLeBench </text:span>uses ANSI-C pragmas for this purpose. Flow facts encapsulated into pragmas can be annotated in the source code without introducing incompatible changes to the syntax of the C program. Therefore, even flow fact annotated code can be processed by legacy compilers and tools which do not take advantage of this information.</text:p>
      <text:p text:style-name="P33">The C standard offers two styles of pragmas:</text:p>
      <text:p text:style-name="P4"/>
      <text:p text:style-name="P10"><text:tab/>#pragma <text:span text:style-name="T14">ANNOTATION</text:span> <text:span text:style-name="T31"></text:span></text:p>
      <text:p text:style-name="P33">or</text:p>
      <text:p text:style-name="P10"><text:tab/>_Pragma(“<text:span text:style-name="T14">ANNOTATION</text:span>“)</text:p>
      <text:p text:style-name="P11"/>
      <text:p text:style-name="P33">where ANNOTATION expands as follows in the case of flow facts:</text:p>
      <text:p text:style-name="P4"/>
      <text:p text:style-name="P9"><text:span text:style-name="T1"><text:tab/></text:span><text:span text:style-name="T15">ANNOTATION</text:span><text:span text:style-name="T1"><text:tab/><text:tab/> </text:span><text:span text:style-name="T3">|</text:span><text:span text:style-name="T4">= <text:s/></text:span><text:span text:style-name="T15">MARKER</text:span><text:span text:style-name="T1"> </text:span><text:span text:style-name="T3">| </text:span><text:span text:style-name="T15">FLOWRESTRICTION</text:span><text:span text:style-name="T1"> </text:span><text:span text:style-name="T3">| </text:span><text:span text:style-name="T15">LOOPBOUND</text:span><text:span text:style-name="T39"> |</text:span></text:p>
      <text:p text:style-name="P9"><text:span text:style-name="T39"><text:s text:c="27"/></text:span><text:span text:style-name="T15">ENTRYPOINT</text:span></text:p>
      <text:p text:style-name="P11"/>
      <text:p text:style-name="P33">Besides flow restrictions and loop bounds, additional annotations are required to express flow facts in the source code. So-called markers are used to identify program statements in flow restrictions.</text:p>
      <text:p text:style-name="P4"/>
      <text:p text:style-name="P9"><text:span text:style-name="T1"><text:tab/></text:span><text:span text:style-name="T15">MARKER</text:span><text:span text:style-name="T1"> <text:tab/><text:tab/></text:span><text:span text:style-name="T3">|</text:span><text:span text:style-name="T4">= </text:span><text:span text:style-name="T1">marker </text:span><text:span text:style-name="T15">NAME</text:span></text:p>
      <text:p text:style-name="P9"><text:span text:style-name="T1"><text:tab/></text:span><text:span text:style-name="T15">NAME</text:span><text:span text:style-name="T1"> <text:tab/><text:tab/><text:tab/></text:span><text:span text:style-name="T3">|</text:span><text:span text:style-name="T4">= </text:span><text:span text:style-name="T11">Identifier</text:span></text:p>
      <text:p text:style-name="P11"/>
      <text:p text:style-name="P33">Each marker relates an identifier to the corresponding statement where the marker-pragma has been placed. If the pragma is found to be attached to an expression, the marker is related to the parent statement of that expression. Some restrictions apply to the place where markers can be set:</text:p>
      <text:list xml:id="list596877739995414685" text:style-name="L2">
        <text:list-item>
          <text:p text:style-name="P44">Compound statements cannot be marked. This is not a limitation, since compound statements do not match exactly the control flow graph of the program. Flow facts are more precisely expressed in relation to a single statement, which in turn have an exact matching to a corresponding basic block.</text:p>
        </text:list-item>
        <text:list-item>
          <text:p text:style-name="P44">Each function has a default marker with the function name as identifier. It gets related to the entry basic block of this function.</text:p>
        </text:list-item>
        <text:list-item>
          <text:p text:style-name="P44">Markers placed at loop statements are related to their conditional expressions. Therefore, <text:soft-page-break/>unconditional loops cannot be marked that way. Nevertheless, the loop body statements can be marked. </text:p>
        </text:list-item>
      </text:list>
      <text:p text:style-name="P4"/>
      <text:p text:style-name="P33">The identifier name is an arbitrary alphanumerical string. From the pure semantical point of view, the marker represents a decision variable which provides information about the execution counts of that statement on a control path. The set of values is restricted in loop bounds and flow restrictions which define that decision variable.</text:p>
      <text:h text:style-name="P53" text:outline-level="3">Flow restrictions</text:h>
      <text:p text:style-name="P33">Flow restrictions allow to define execution counts of statements in relation to execution counts of other statements. </text:p>
      <text:p text:style-name="P1"/>
      <text:p text:style-name="P9"><text:span text:style-name="T1"><text:tab/></text:span><text:span text:style-name="T15">FLOWRESTRICTION</text:span><text:span text:style-name="T1"> <text:tab/></text:span><text:span text:style-name="T3">|</text:span><text:span text:style-name="T4">= <text:s/></text:span><text:span text:style-name="T1">flowrestriction </text:span><text:span text:style-name="T15">SIDE</text:span><text:span text:style-name="T1"> </text:span><text:span text:style-name="T15">COMPARATOR</text:span><text:span text:style-name="T1"> </text:span><text:span text:style-name="T15">SIDE</text:span></text:p>
      <text:p text:style-name="P9"><text:span text:style-name="T1"><text:tab/></text:span><text:span text:style-name="T15">COMPARATOR</text:span><text:span text:style-name="T1"><text:tab/><text:tab/></text:span><text:span text:style-name="T3">|</text:span><text:span text:style-name="T4">= <text:s/></text:span><text:span text:style-name="T9">&gt;</text:span><text:span text:style-name="T4">= <text:s/></text:span><text:span text:style-name="T3">| </text:span><text:span text:style-name="T9">&lt;</text:span><text:span text:style-name="T4">= </text:span><text:span text:style-name="T3">| </text:span><text:span text:style-name="T4">=</text:span></text:p>
      <text:p text:style-name="P9"><text:span text:style-name="T1"><text:tab/></text:span><text:span text:style-name="T15">SIDE</text:span><text:span text:style-name="T1"> <text:tab/><text:tab/><text:tab/></text:span><text:span text:style-name="T3">|</text:span><text:span text:style-name="T4">= </text:span><text:span text:style-name="T15">SIDE</text:span><text:span text:style-name="T1"> + </text:span><text:span text:style-name="T15">SIDE</text:span><text:span text:style-name="T1"> </text:span><text:span text:style-name="T3">| </text:span><text:span text:style-name="T15">NUM</text:span><text:span text:style-name="T1"> * </text:span><text:span text:style-name="T15">REFERENCE</text:span></text:p>
      <text:p text:style-name="P9"><text:span text:style-name="T1"><text:tab/></text:span><text:span text:style-name="T15">NUM</text:span><text:span text:style-name="T1"> <text:tab/><text:tab/><text:tab/></text:span><text:span text:style-name="T3">|</text:span><text:span text:style-name="T4">= </text:span><text:span text:style-name="T11">Non-negative-Integer</text:span></text:p>
      <text:p text:style-name="P9"><text:span text:style-name="T1"><text:tab/></text:span><text:span text:style-name="T15">REFERENCE</text:span><text:span text:style-name="T1"> <text:tab/><text:tab/></text:span><text:span text:style-name="T3">|</text:span><text:span text:style-name="T4">= </text:span><text:span text:style-name="T11">Identifier</text:span><text:span text:style-name="T2"> </text:span><text:span text:style-name="T3">| </text:span><text:span text:style-name="T11">Function-name</text:span></text:p>
      <text:p text:style-name="P9"/>
      <text:p text:style-name="P33">References to statements are expressed in terms of identifiers, where the identifier is equal to the identifier in the marker referencing the statement. Function names are implicitly defined and do not require any marker. </text:p>
      <text:p text:style-name="P4"/>
      <text:p text:style-name="P33"><text:span text:style-name="T14">Example:</text:span> Flow restrictions can be used to express precise upper execution bounds for statements located inside nested loops. Furthermore, multi-entry loops, goto-loops etc. can also be annotated. The basic approach to define maximum iteration counts for loops is to mark a statement outside the loop nest and one inside. The inner statement has to be executed in each loop iteration, regardless of any other condition. Afterwards, a flow restriction has to be defined which limits the maximum execution count of the inner statement. </text:p>
      <text:p text:style-name="P4"/>
      <text:p text:style-name="P1"><text:span text:style-name="T1"><text:tab/>“</text:span><text:span text:style-name="T17">flowrestriction 1 * </text:span><text:span text:style-name="T18">inner-marker</text:span><text:span text:style-name="T17"> &lt;= max *</text:span><text:span text:style-name="T18"> outer-marker</text:span><text:span text:style-name="T5">”</text:span></text:p>
      <text:p text:style-name="P7"/>
      <text:p text:style-name="P33">Where 'max' is the actual maximal execution count of the inner statement.</text:p>
      <text:p text:style-name="P33">A simple example showing the use of flow restrictions and markers in that example scenario is shown in the following listing:</text:p>
      <text:p text:style-name="P4"/>
      <text:p text:style-name="P8"><text:tab/>_Pragma( "marker outer-marker" )</text:p>
      <text:p text:style-name="P9"><text:span text:style-name="T8"><text:tab/>Stmt-</text:span><text:span text:style-name="T7">A;</text:span></text:p>
      <text:p text:style-name="P9"><text:span text:style-name="T8"><text:tab/></text:span><text:span text:style-name="T6">for </text:span><text:span text:style-name="T7">( i = 0 ; i &lt; 10 ; i++ )</text:span></text:p>
      <text:p text:style-name="P9"><text:span text:style-name="T6"><text:tab/><text:tab/>for </text:span><text:span text:style-name="T7">( j = i ; j &lt; 10 ; j++ )</text:span></text:p>
      <text:p text:style-name="P9"><text:span text:style-name="T8"><text:tab/> <text:tab/><text:tab/></text:span><text:span text:style-name="T7">_Pragma( "marker inner-marker" )</text:span></text:p>
      <text:p text:style-name="P8"><text:tab/><text:tab/><text:tab/>Stmt-B;</text:p>
      <text:p text:style-name="P8"/>
      <text:p text:style-name="P8"><text:tab/>_Pragma( "flowrestriction 1*inner-marker &lt;= 55*outer-marker" )</text:p>
      <text:p text:style-name="P4"/>
      <text:p text:style-name="P33">As the flow restriction states, Stmt-B is being executed no more than 55 times. This is more precise than what could be annotated using loop bounds, since loop bounds can only define the bounds per loop, therefore booth loops have to be annotated with their maximum iteration counts separately, which is 10 in both cases. Using a loop bound annotation, only a less precise maximum execution count for Stmt-B of no more than 100 executions can be deduced. </text:p>
      <text:p text:style-name="P33">In a similar way, the maximum recursion depth of recursive functions can be limited. In that case, the call-expression statement has to be marked (i.e. 'call-marker'). The second marker is not required, because the reference points to the function entry which has an implicit marker. A flow restriction limits the recursion <text:soft-page-break/>depth in a similar way as for a loop:</text:p>
      <text:p text:style-name="P6"/>
      <text:p text:style-name="P1"><text:span text:style-name="T1"><text:tab/>“</text:span><text:span text:style-name="T17">flowrestriction 1 * </text:span><text:span text:style-name="T18">recfunc</text:span><text:span text:style-name="T17"> &lt;= max *</text:span><text:span text:style-name="T18"> call-marker</text:span><text:span text:style-name="T5">”</text:span></text:p>
      <text:p text:style-name="P7"/>
      <text:p text:style-name="P33">Flow restrictions are a powerful description method. They allow the description of even more exotic dependencies like mutually exclusive execution of statements. Nevertheless, it is not possible to express deeply nested dependencies as shown in the following example. </text:p>
      <text:p text:style-name="P7"/>
      <text:p text:style-name="P9"><text:span text:style-name="T6"><text:tab/>if </text:span><text:span text:style-name="T7">( cond )</text:span></text:p>
      <text:p text:style-name="P9"><text:span text:style-name="T8"><text:tab/><text:tab/></text:span><text:span text:style-name="T7">x = </text:span><text:span text:style-name="T6">true </text:span><text:span text:style-name="T7">; </text:span><text:span text:style-name="T10">// Stmt-A</text:span></text:p>
      <text:p text:style-name="P9"><text:span text:style-name="T8"><text:tab/></text:span><text:span text:style-name="T6">for </text:span><text:span text:style-name="T7">( ... )</text:span></text:p>
      <text:p text:style-name="P9"><text:span text:style-name="T6"><text:tab/><text:tab/>if </text:span><text:span text:style-name="T7">( x ) <text:s/>Stmt-B;</text:span></text:p>
      <text:p text:style-name="P10"/>
      <text:p text:style-name="P33">The execution of Stmt-A implies the execution of statement Stmt-B which can<text:span text:style-name="T54">no</text:span>t be expressed <text:span text:style-name="T55">using </text:span>flow restrictions. </text:p>
      <text:h text:style-name="P53" text:outline-level="3">Loop bounds</text:h>
      <text:p text:style-name="P33">Loop bounds allow to specify the minimum and maximum iteration counts for each loop. </text:p>
      <text:p text:style-name="P4"/>
      <text:p text:style-name="P9"><text:span text:style-name="T1"><text:tab/></text:span><text:span text:style-name="T15">LOOPBOUND</text:span><text:span text:style-name="T1"> <text:tab/><text:tab/></text:span><text:span text:style-name="T3">|</text:span><text:span text:style-name="T4">= </text:span><text:span text:style-name="T1">loopbound min </text:span><text:span text:style-name="T15">NUM</text:span><text:span text:style-name="T1"> max </text:span><text:span text:style-name="T15">NUM</text:span></text:p>
      <text:p text:style-name="P9"><text:span text:style-name="T1"><text:tab/></text:span><text:span text:style-name="T15">NUM</text:span><text:span text:style-name="T1"> <text:tab/><text:tab/><text:tab/></text:span><text:span text:style-name="T3">|</text:span><text:span text:style-name="T4">= </text:span><text:span text:style-name="T11">Non-negative-Integer</text:span></text:p>
      <text:p text:style-name="P12"/>
      <text:p text:style-name="P33">It is not required to mark (loop-) statements for loop bound annotation, since each loop bound applies to exactly that statement where the pragma has been defined. Loop bound pragmas can be annotated only to for-, while- and do-while-statements. Other loop types (e.<text:span text:style-name="T56">g.</text:span>, goto-loops) or loops without an exit condition can only be annotated using flow restrictions.</text:p>
      <text:h text:style-name="P53" text:outline-level="3">Entry points</text:h>
      <text:p text:style-name="P33">Entry points allow to specify that the control flow may initially enter the code at the marked function. If no entry point annotation is given, the “main” function implicitly becomes the only entry point.</text:p>
      <text:p text:style-name="P4"/>
      <text:p text:style-name="P9"><text:span text:style-name="T1"><text:tab/></text:span><text:span text:style-name="T15">ENTRYPOINT</text:span><text:span text:style-name="T1"><text:tab/><text:tab/></text:span><text:span text:style-name="T3">|</text:span><text:span text:style-name="T4">=</text:span><text:span text:style-name="T1"> entrypoint</text:span></text:p>
      <text:p text:style-name="P12"/>
      <text:p text:style-name="P33">The annotation must be put in front of the name of the function which is to be marked, just after the return value. <text:s/>Both, the declaration and the definition of the function can be marked, which has the same effect.</text:p>
      <text:h text:style-name="P50" text:outline-level="2">References</text:h>
      <text:p text:style-name="P38"><text:span text:style-name="T38">[1] <text:tab/>Schulte, Daniel: </text:span><text:span text:style-name="T22">Modellierung und </text:span><text:span text:style-name="T26">Transformation von Flow Facts in einem WCET-optimierenden </text:span><text:span text:style-name="T27">Compiler.</text:span><text:span text:style-name="T23"> Dortmund, </text:span><text:span text:style-name="T24">Technische Universität Dortmund, Dipl. Thesis, Ma</text:span><text:span text:style-name="T25">y</text:span><text:span text:style-name="T24"> 2007.</text:span></text:p>
      <text:p text:style-name="P37"><text:span text:style-name="T38">[2] <text:tab/></text:span><text:span text:style-name="T35">Kirner</text:span><text:span text:style-name="T32">, Raimund: </text:span><text:span text:style-name="T36">Extending Optimising Compilation to Support Worst-Case Execution Time Analysis</text:span><text:span text:style-name="T37">.</text:span><text:span text:style-name="T32"> Wien, Technische Universität Wien, Ph.D. </text:span><text:span text:style-name="T33">Thesis</text:span><text:span text:style-name="T32">, Ma</text:span><text:span text:style-name="T34">y</text:span><text:span text:style-name="T32"> 200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MMI10" svg:font-family="CMMI10"/>
    <style:font-face style:name="CMR10" svg:font-family="CMR10"/>
    <style:font-face style:name="CMSY10" svg:font-family="CMSY10"/>
    <style:font-face style:name="SFBX0900" svg:font-family="SFBX0900"/>
    <style:font-face style:name="SFBX1728" svg:font-family="SFBX1728"/>
    <style:font-face style:name="SFCC1095" svg:font-family="SFCC1095"/>
    <style:font-face style:name="SFRM0600" svg:font-family="SFRM0600"/>
    <style:font-face style:name="SFRM0900" svg:font-family="SFRM0900"/>
    <style:font-face style:name="SFRM1095" svg:font-family="SFRM1095"/>
    <style:font-face style:name="SFSS1095" svg:font-family="SFSS1095"/>
    <style:font-face style:name="SFSX1440" svg:font-family="SFSX1440"/>
    <style:font-face style:name="SFSX2074" svg:font-family="SFSX2074"/>
    <style:font-face style:name="SFTI0900" svg:font-family="SFTI0900"/>
    <style:font-face style:name="SFTI1095" svg:font-family="SFTI1095"/>
    <style:font-face style:name="StarSymbol"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Linien-Pfeil_20_Einseitig" draw:display-name="Linien-Pfeil Einseitig" svg:viewBox="0 0 1122 2243" svg:d="m0 2108v17 17l12 42 30 34 38 21 43 4 29-8 30-21 25-26 13-34 343-1532 339 1520 13 42 29 34 39 21 42 4 42-12 34-30 21-42v-39-12l-4 4-440-1998-9-42-25-39-38-25-43-8-42 8-38 25-26 39-8 42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odyText" style:family="paragraph" style:parent-style-name="Standard">
      <style:paragraph-properties fo:margin-top="0.053cm" fo:margin-bottom="0.106cm" style:contextual-spacing="false" fo:text-align="justify" style:justify-single-word="false"/>
      <style:text-properties fo:font-size="11pt" style:font-size-asian="11pt" style:font-size-complex="11pt"/>
    </style:style>
    <style:style style:name="List_20_Bullet_20_0" style:display-name="List Bullet 0" style:family="paragraph" style:parent-style-name="Standard" style:next-style-name="List_20_Bullet_20_1" style:list-style-name="WW8Num4">
      <style:paragraph-properties fo:margin-left="-0.499cm" fo:margin-right="0cm" fo:text-indent="0cm" style:auto-text-indent="false">
        <style:tab-stops>
          <style:tab-stop style:position="1.134cm"/>
        </style:tab-stops>
      </style:paragraph-properties>
    </style:style>
    <style:style style:name="List_20_Bullet_20_1" style:display-name="List Bullet 1" style:family="paragraph" style:parent-style-name="Standard" style:next-style-name="Aufzählungszeichen_20_2" style:list-style-name="WW8Num3">
      <style:paragraph-properties fo:margin-left="-0.363cm" fo:margin-right="0cm" fo:text-indent="0cm" style:auto-text-indent="false">
        <style:tab-stops>
          <style:tab-stop style:position="1.633cm"/>
        </style:tab-stops>
      </style:paragraph-properties>
    </style:style>
    <style:style style:name="Aufzählungszeichen_20_2" style:display-name="Aufzählungszeichen 2" style:family="paragraph" style:parent-style-name="Standard" style:next-style-name="Aufzählungszeichen_20_3" style:list-style-name="WW8Num2">
      <style:paragraph-properties fo:margin-left="-0.228cm" fo:margin-right="0cm" fo:text-indent="0cm" style:auto-text-indent="false">
        <style:tab-stops>
          <style:tab-stop style:position="2.133cm"/>
        </style:tab-stops>
      </style:paragraph-properties>
    </style:style>
    <style:style style:name="Aufzählungszeichen_20_3" style:display-name="Aufzählungszeichen 3" style:family="paragraph" style:parent-style-name="Standard" style:next-style-name="Aufzählungszeichen_20_4" style:list-style-name="WW8Num1">
      <style:paragraph-properties fo:margin-left="-0.092cm" fo:margin-right="0cm" fo:text-indent="0cm" style:auto-text-indent="false">
        <style:tab-stops>
          <style:tab-stop style:position="2.632cm"/>
        </style:tab-stops>
      </style:paragraph-properties>
    </style:style>
    <style:style style:name="Aufzählungszeichen_20_4" style:display-name="Aufzählungszeichen 4" style:family="paragraph" style:parent-style-name="Standard" style:next-style-name="Aufzählungszeichen_20_5">
      <style:paragraph-properties fo:margin-left="3.175cm" fo:margin-right="0cm" fo:text-indent="-0.635cm" style:auto-text-indent="false">
        <style:tab-stops>
          <style:tab-stop style:position="0cm"/>
        </style:tab-stops>
      </style:paragraph-properties>
    </style:style>
    <style:style style:name="Aufzählungszeichen_20_5" style:display-name="Aufzählungszeichen 5" style:family="paragraph" style:parent-style-name="Standard" style:next-style-name="List_20_Bullet_20_6">
      <style:paragraph-properties fo:margin-left="3.81cm" fo:margin-right="0cm" fo:text-indent="-0.635cm" style:auto-text-indent="false">
        <style:tab-stops>
          <style:tab-stop style:position="0cm"/>
        </style:tab-stops>
      </style:paragraph-properties>
    </style:style>
    <style:style style:name="List_20_Bullet_20_6" style:display-name="List Bullet 6" style:family="paragraph" style:parent-style-name="Standard" style:next-style-name="List_20_Bullet_20_7">
      <style:paragraph-properties fo:margin-left="4.445cm" fo:margin-right="0cm" fo:text-indent="-0.635cm" style:auto-text-indent="false">
        <style:tab-stops>
          <style:tab-stop style:position="0cm"/>
        </style:tab-stops>
      </style:paragraph-properties>
    </style:style>
    <style:style style:name="List_20_Bullet_20_7" style:display-name="List Bullet 7" style:family="paragraph" style:parent-style-name="Standard" style:next-style-name="List_20_Bullet_20_8">
      <style:paragraph-properties fo:margin-left="5.08cm" fo:margin-right="0cm" fo:text-indent="-0.635cm" style:auto-text-indent="false">
        <style:tab-stops>
          <style:tab-stop style:position="0cm"/>
        </style:tab-stops>
      </style:paragraph-properties>
    </style:style>
    <style:style style:name="List_20_Bullet_20_8" style:display-name="List Bullet 8" style:family="paragraph" style:parent-style-name="Standard" style:next-style-name="List_20_Bullet_20_9">
      <style:paragraph-properties fo:margin-left="5.715cm" fo:margin-right="0cm" fo:text-indent="-0.635cm" style:auto-text-indent="false">
        <style:tab-stops>
          <style:tab-stop style:position="0cm"/>
        </style:tab-stops>
      </style:paragraph-properties>
    </style:style>
    <style:style style:name="List_20_Bullet_20_9" style:display-name="List Bullet 9" style:family="paragraph" style:parent-style-name="Standard">
      <style:paragraph-properties fo:margin-left="6.35cm" fo:margin-right="0cm" fo:text-indent="-0.635cm" style:auto-text-indent="false">
        <style:tab-stops>
          <style:tab-stop style:position="0cm"/>
        </style:tab-stops>
      </style:paragraph-properties>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weight="bold" style:font-weight-asian="bold" style:font-name-complex="Arial" style:font-weight-complex="bold"/>
    </style:style>
    <style:style style:name="List_20_Continue_20_1" style:display-name="List Continue 1" style:family="paragraph" style:parent-style-name="Standard" style:next-style-name="Listenfortsetzung_20_2">
      <style:paragraph-properties fo:margin-left="0.635cm" fo:margin-right="0cm" fo:margin-top="0.053cm" fo:margin-bottom="0.106cm" style:contextual-spacing="false" fo:text-align="justify" style:justify-single-word="false" fo:text-indent="0cm" style:auto-text-indent="false"/>
    </style:style>
    <style:style style:name="Listenfortsetzung_20_2" style:display-name="Listenfortsetzung 2" style:family="paragraph" style:parent-style-name="Standard" style:next-style-name="Listenfortsetzung_20_3">
      <style:paragraph-properties fo:margin-left="1.27cm" fo:margin-right="0cm" fo:margin-top="0.053cm" fo:margin-bottom="0.106cm" style:contextual-spacing="false" fo:text-align="justify" style:justify-single-word="false" fo:text-indent="0cm" style:auto-text-indent="false"/>
    </style:style>
    <style:style style:name="Listenfortsetzung_20_3" style:display-name="Listenfortsetzung 3" style:family="paragraph" style:parent-style-name="Standard" style:next-style-name="Listenfortsetzung_20_4">
      <style:paragraph-properties fo:margin-left="1.905cm" fo:margin-right="0cm" fo:margin-top="0.053cm" fo:margin-bottom="0.106cm" style:contextual-spacing="false" fo:text-align="justify" style:justify-single-word="false" fo:text-indent="0cm" style:auto-text-indent="false"/>
    </style:style>
    <style:style style:name="Listenfortsetzung_20_4" style:display-name="Listenfortsetzung 4" style:family="paragraph" style:parent-style-name="Standard" style:next-style-name="Listenfortsetzung_20_5">
      <style:paragraph-properties fo:margin-left="2.54cm" fo:margin-right="0cm" fo:margin-top="0.053cm" fo:margin-bottom="0.106cm" style:contextual-spacing="false" fo:text-align="justify" style:justify-single-word="false" fo:text-indent="0cm" style:auto-text-indent="false"/>
    </style:style>
    <style:style style:name="Listenfortsetzung_20_5" style:display-name="Listenfortsetzung 5" style:family="paragraph" style:parent-style-name="Standard" style:next-style-name="List_20_Continue_20_6">
      <style:paragraph-properties fo:margin-left="3.175cm" fo:margin-right="0cm" fo:margin-top="0.053cm" fo:margin-bottom="0.106cm" style:contextual-spacing="false" fo:text-align="justify" style:justify-single-word="false" fo:text-indent="0cm" style:auto-text-indent="false"/>
    </style:style>
    <style:style style:name="List_20_Continue_20_6" style:display-name="List Continue 6" style:family="paragraph" style:parent-style-name="Standard" style:next-style-name="List_20_Continue_20_7">
      <style:paragraph-properties fo:margin-left="3.81cm" fo:margin-right="0cm" fo:margin-top="0.053cm" fo:margin-bottom="0.106cm" style:contextual-spacing="false" fo:text-align="justify" style:justify-single-word="false" fo:text-indent="0cm" style:auto-text-indent="false"/>
    </style:style>
    <style:style style:name="List_20_Continue_20_7" style:display-name="List Continue 7" style:family="paragraph" style:parent-style-name="Standard" style:next-style-name="List_20_Continue_20_8">
      <style:paragraph-properties fo:margin-left="4.445cm" fo:margin-right="0cm" fo:margin-top="0.053cm" fo:margin-bottom="0.106cm" style:contextual-spacing="false" fo:text-align="justify" style:justify-single-word="false" fo:text-indent="0cm" style:auto-text-indent="false"/>
    </style:style>
    <style:style style:name="List_20_Continue_20_8" style:display-name="List Continue 8" style:family="paragraph" style:parent-style-name="Standard" style:next-style-name="List_20_Continue_20_9">
      <style:paragraph-properties fo:margin-left="5.08cm" fo:margin-right="0cm" fo:margin-top="0.053cm" fo:margin-bottom="0.106cm" style:contextual-spacing="false" fo:text-align="justify" style:justify-single-word="false" fo:text-indent="0cm" style:auto-text-indent="false"/>
    </style:style>
    <style:style style:name="List_20_Continue_20_9" style:display-name="List Continue 9" style:family="paragraph" style:parent-style-name="Standard">
      <style:paragraph-properties fo:margin-left="5.715cm" fo:margin-right="0cm" fo:margin-top="0.053cm" fo:margin-bottom="0.106cm" style:contextual-spacing="false" fo:text-align="justify" style:justify-single-word="false" fo:text-indent="0cm" style:auto-text-indent="false"/>
    </style:style>
    <style:style style:name="DescContinue_20_2" style:display-name="DescContinue 2" style:family="paragraph" style:parent-style-name="Standard" style:next-style-name="DescContinue_20_3">
      <style:paragraph-properties fo:margin-left="1.27cm" fo:margin-right="0cm" fo:text-indent="0cm" style:auto-text-indent="false"/>
    </style:style>
    <style:style style:name="DescContinue_20_3" style:display-name="DescContinue 3" style:family="paragraph" style:parent-style-name="Standard" style:next-style-name="DescContinue_20_4">
      <style:paragraph-properties fo:margin-left="1.905cm" fo:margin-right="0cm" fo:text-indent="0cm" style:auto-text-indent="false"/>
    </style:style>
    <style:style style:name="DescContinue_20_4" style:display-name="DescContinue 4" style:family="paragraph" style:parent-style-name="Standard" style:next-style-name="DescContinue_20_5">
      <style:paragraph-properties fo:margin-left="2.54cm" fo:margin-right="0cm" fo:text-indent="0cm" style:auto-text-indent="false"/>
    </style:style>
    <style:style style:name="DescContinue_20_5" style:display-name="DescContinue 5" style:family="paragraph" style:parent-style-name="Standard" style:next-style-name="DescContinue_20_6">
      <style:paragraph-properties fo:margin-left="3.175cm" fo:margin-right="0cm" fo:text-indent="0cm" style:auto-text-indent="false"/>
    </style:style>
    <style:style style:name="DescContinue_20_6" style:display-name="DescContinue 6" style:family="paragraph" style:parent-style-name="Standard" style:next-style-name="DescContinue_20_7">
      <style:paragraph-properties fo:margin-left="3.81cm" fo:margin-right="0cm" fo:text-indent="0cm" style:auto-text-indent="false"/>
    </style:style>
    <style:style style:name="DescContinue_20_7" style:display-name="DescContinue 7" style:family="paragraph" style:parent-style-name="Standard" style:next-style-name="DescContinue_20_8">
      <style:paragraph-properties fo:margin-left="4.445cm" fo:margin-right="0cm" fo:text-indent="0cm" style:auto-text-indent="false"/>
    </style:style>
    <style:style style:name="DescContinue_20_8" style:display-name="DescContinue 8" style:family="paragraph" style:parent-style-name="Standard" style:next-style-name="DescContinue_20_9">
      <style:paragraph-properties fo:margin-left="5.08cm" fo:margin-right="0cm" fo:text-indent="0cm" style:auto-text-indent="false"/>
    </style:style>
    <style:style style:name="DescContinue_20_9" style:display-name="DescContinue 9" style:family="paragraph" style:parent-style-name="Standard">
      <style:paragraph-properties fo:margin-left="5.715cm" fo:margin-right="0cm" fo:text-indent="0cm" style:auto-text-indent="false"/>
    </style:style>
    <style:style style:name="Code_20_Example_20_1" style:display-name="Code Example 1" style:family="paragraph" style:parent-style-name="Standard" style:next-style-name="Code_20_Example_20_2">
      <style:paragraph-properties fo:margin-left="0.635cm" fo:margin-right="0cm" fo:text-indent="0cm" style:auto-text-indent="false" fo:background-color="#e5e5e5">
        <style:background-image/>
      </style:paragraph-properties>
      <style:text-properties style:font-name="Courier New1" fo:font-size="8pt" style:font-size-asian="8pt" style:font-name-complex="Courier New1" style:font-size-complex="8pt"/>
    </style:style>
    <style:style style:name="Code_20_Example_20_2" style:display-name="Code Example 2" style:family="paragraph" style:parent-style-name="Standard" style:next-style-name="Code_20_Example_20_3">
      <style:paragraph-properties fo:margin-left="1.27cm" fo:margin-right="0cm" fo:text-indent="0cm" style:auto-text-indent="false" fo:background-color="#e5e5e5">
        <style:background-image/>
      </style:paragraph-properties>
      <style:text-properties style:font-name="Courier New1" fo:font-size="8pt" style:font-size-asian="8pt" style:font-name-complex="Courier New1" style:font-size-complex="8pt"/>
    </style:style>
    <style:style style:name="Code_20_Example_20_3" style:display-name="Code Example 3" style:family="paragraph" style:parent-style-name="Standard" style:next-style-name="Code_20_Example_20_4">
      <style:paragraph-properties fo:margin-left="1.905cm" fo:margin-right="0cm" fo:text-indent="0cm" style:auto-text-indent="false" fo:background-color="#e5e5e5">
        <style:background-image/>
      </style:paragraph-properties>
      <style:text-properties style:font-name="Courier New1" fo:font-size="8pt" style:font-size-asian="8pt" style:font-name-complex="Courier New1" style:font-size-complex="8pt"/>
    </style:style>
    <style:style style:name="Code_20_Example_20_4" style:display-name="Code Example 4" style:family="paragraph" style:parent-style-name="Standard" style:next-style-name="Code_20_Example_20_5">
      <style:paragraph-properties fo:margin-left="2.54cm" fo:margin-right="0cm" fo:text-indent="0cm" style:auto-text-indent="false" fo:background-color="#e5e5e5">
        <style:background-image/>
      </style:paragraph-properties>
      <style:text-properties style:font-name="Courier New1" fo:font-size="8pt" style:font-size-asian="8pt" style:font-name-complex="Courier New1" style:font-size-complex="8pt"/>
    </style:style>
    <style:style style:name="Code_20_Example_20_5" style:display-name="Code Example 5" style:family="paragraph" style:parent-style-name="Standard" style:next-style-name="Code_20_Example_20_6">
      <style:paragraph-properties fo:margin-left="3.175cm" fo:margin-right="0cm" fo:text-indent="0cm" style:auto-text-indent="false" fo:background-color="#e5e5e5">
        <style:background-image/>
      </style:paragraph-properties>
      <style:text-properties style:font-name="Courier New1" fo:font-size="8pt" style:font-size-asian="8pt" style:font-name-complex="Courier New1" style:font-size-complex="8pt"/>
    </style:style>
    <style:style style:name="Code_20_Example_20_6" style:display-name="Code Example 6" style:family="paragraph" style:parent-style-name="Standard" style:next-style-name="Code_20_Example_20_7">
      <style:paragraph-properties fo:margin-left="3.81cm" fo:margin-right="0cm" fo:text-indent="0cm" style:auto-text-indent="false" fo:background-color="#e5e5e5">
        <style:background-image/>
      </style:paragraph-properties>
      <style:text-properties style:font-name="Courier New1" fo:font-size="8pt" style:font-size-asian="8pt" style:font-name-complex="Courier New1" style:font-size-complex="8pt"/>
    </style:style>
    <style:style style:name="Code_20_Example_20_7" style:display-name="Code Example 7" style:family="paragraph" style:parent-style-name="Standard" style:next-style-name="Code_20_Example_20_8">
      <style:paragraph-properties fo:margin-left="4.445cm" fo:margin-right="0cm" fo:text-indent="0cm" style:auto-text-indent="false" fo:background-color="#e5e5e5">
        <style:background-image/>
      </style:paragraph-properties>
      <style:text-properties style:font-name="Courier New1" fo:font-size="8pt" style:font-size-asian="8pt" style:font-name-complex="Courier New1" style:font-size-complex="8pt"/>
    </style:style>
    <style:style style:name="Code_20_Example_20_8" style:display-name="Code Example 8" style:family="paragraph" style:parent-style-name="Standard" style:next-style-name="Code_20_Example_20_9">
      <style:paragraph-properties fo:margin-left="5.08cm" fo:margin-right="0cm" fo:text-indent="0cm" style:auto-text-indent="false" fo:background-color="#e5e5e5">
        <style:background-image/>
      </style:paragraph-properties>
      <style:text-properties style:font-name="Courier New1" fo:font-size="8pt" style:font-size-asian="8pt" style:font-name-complex="Courier New1" style:font-size-complex="8pt"/>
    </style:style>
    <style:style style:name="Code_20_Example_20_9" style:display-name="Code Example 9" style:family="paragraph" style:parent-style-name="Standard">
      <style:paragraph-properties fo:margin-left="5.715cm" fo:margin-right="0cm" fo:text-indent="0cm" style:auto-text-indent="false" fo:background-color="#e5e5e5">
        <style:background-image/>
      </style:paragraph-properties>
      <style:text-properties style:font-name="Courier New1" fo:font-size="8pt" style:font-size-asian="8pt" style:font-name-complex="Courier New1" style:font-size-complex="8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2z0" style:family="text">
      <style:text-properties style:font-name="Symbol"/>
    </style:style>
    <style:style style:name="WW8Num1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4" text:consecutive-numbering="true">
      <text:list-level-style-bullet text:level="1" text:style-name="Zeichenformat"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Zeichenformat"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initial-creator>Robert Pyka</meta:initial-creator>
    <meta:creation-date>2008-08-13T13:42:42</meta:creation-date>
    <dc:date>2013-09-11T14:27:07</dc:date>
    <meta:printed-by>Robert Pyka</meta:printed-by>
    <meta:print-date>2008-09-22T16:00:23</meta:print-date>
    <meta:editing-cycles>175</meta:editing-cycles>
    <meta:editing-duration>P2DT9H55M8S</meta:editing-duration>
    <meta:document-statistic meta:table-count="0" meta:image-count="0" meta:object-count="0" meta:page-count="4" meta:paragraph-count="83" meta:word-count="1629" meta:character-count="10143" meta:non-whitespace-character-count="8485"/>
    <meta:user-defined meta:name="Info 1"/>
    <meta:user-defined meta:name="Info 2"/>
    <meta:user-defined meta:name="Info 3"/>
    <meta:user-defined meta:name="Info 4"/>
  </office:meta>
</office:document-meta>
</file>